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3"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ejaVu Sans Condensed" svg:font-family="'DejaVu Sans Condensed'" style:font-adornments="Book"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Verdana" svg:font-family="Verdana" style:font-adornments="Bold Italic" style:font-family-generic="swiss" style:font-pitch="variable"/>
    <style:font-face style:name="Verdana1" svg:font-family="Verdana" style:font-adornments="Italic"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Heading_20_3">
      <style:text-properties fo:font-style="italic" style:font-style-asian="italic" style:font-style-complex="italic"/>
    </style:style>
    <style:style style:name="P5" style:family="paragraph" style:parent-style-name="Heading_20_4">
      <style:text-properties fo:font-style="italic" style:font-style-asian="italic" style:font-style-complex="italic"/>
    </style:style>
    <style:style style:name="P6" style:family="paragraph" style:parent-style-name="Heading_20_1" style:master-page-name="First_20_Page">
      <style:paragraph-properties style:page-number="auto"/>
    </style:style>
    <style:style style:name="P7" style:family="paragraph" style:parent-style-name="Footer">
      <style:paragraph-properties fo:text-align="center" style:justify-single-word="false"/>
    </style:style>
    <style:style style:name="P8" style:family="paragraph" style:parent-style-name="Text_20_body" style:list-style-name="L1"/>
    <style:style style:name="P9"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res Documentation</text:h>
      <text:h text:style-name="Heading_20_2" text:outline-level="2"><text:bookmark-start text:name="Introduction"/>Introduction<text:bookmark-end text:name="Introduction"/></text:h>
      <text:p text:style-name="P2">Ares<text:span text:style-name="T2"> is the current name of the project formerly known as </text:span>RockPatch 2<text:span text:style-name="T2">, the new tool to extend the capabilities of </text:span>Yuri's Revenge<text:span text:style-name="T2">. It was conceived by </text:span>pd<text:span text:style-name="T2"> back in the end of 2007, and is currently in the early development and testing phase.</text:span></text:p>
      <text:h text:style-name="Heading_20_2" text:outline-level="2"><text:bookmark-start text:name="Features"/>Features<text:bookmark-end text:name="Features"/></text:h>
      <text:h text:style-name="Heading_20_3" text:outline-level="3">Customizable Countries/Sides system</text:h>
      <text:p text:style-name="Text_20_body">In the original game, the countries and sides available are pretty much hardcoded and not much about them can be changed, let alone added or removed. <text:span text:style-name="T1">Ares</text:span><text:span text:style-name="T2"> pushes those limits further, and allows you to have up to 32 countries and theoretically unlimited sides in the game.</text:span></text:p>
      <text:h text:style-name="P5" text:outline-level="4">Countries</text:h>
      <text:p text:style-name="P3">All countries with <text:span text:style-name="Teletype">Multiplay=yes</text:span> will appear in the list and can be picked by selecting "Random", and all other countries are excluded from the random list. Each country now can be extensively customized with the following flags:</text:p>
      <text:p text:style-name="P3"><text:span text:style-name="Teletype">File.Flag</text:span> = (string) ;Flag filename (including .pcx extension)</text:p>
      <text:p text:style-name="P3"><text:span text:style-name="Teletype">File.LoadScreen</text:span> = (string) ;LoadScreen filename (including .shp extension, also requires a %s for the current screen width!)</text:p>
      <text:p text:style-name="P3"><text:span text:style-name="Teletype">File.LoadScreenPAL</text:span> = (string) ;LoadScreen palette filename (including .pal extension)</text:p>
      <text:p text:style-name="P3"><text:span text:style-name="Teletype">File.Taunt</text:span> = (string) ;Taunt filename (including taunts subdir and .wav extension, also requires a %02i for the taunt ID!)</text:p>
      <text:p text:style-name="P3"><text:span text:style-name="Teletype">LoadScreenText.Name</text:span> = (csflabel) ;Name of the country displayed on the loading screen</text:p>
      <text:p text:style-name="P3"><text:span text:style-name="Teletype">LoadScreenText.SpecialName</text:span> = (csflabel) ;Name of the country's special weapon displayed on the loading screen</text:p>
      <text:p text:style-name="P3"><text:span text:style-name="Teletype">LoadScreenText.Brief</text:span> = (csflabel) ;Description of the country displayed on the loading screen</text:p>
      <text:p text:style-name="P3"><text:span text:style-name="Teletype">MenuText.Status</text:span> = (csflabel) ;Brief description of the country displayed in the status bar of the selection menu</text:p>
      <text:p text:style-name="P3"><text:span text:style-name="Teletype">RandomSelectionWeight</text:span> = (number) ;how likely it is, out of &lt;sum of all weights&gt;, that this country gets chosen as "Random", default is 1. </text:p>
      <text:h text:style-name="Heading_20_4" text:outline-level="4">Sides</text:h>
      <text:p text:style-name="Text_20_body">A theoretically unlimited number of sides is supported, and each side can (and should) define its own values for the following flags:</text:p>
      <text:p text:style-name="Text_20_body"><text:span text:style-name="Teletype">DefaultDisguise</text:span><text:span text:style-name="T2"> = </text:span>(infantrytype) ;default disguise infantry</text:p>
      <text:p text:style-name="Text_20_body"><text:span text:style-name="Teletype">Crew</text:span><text:span text:style-name="T2"> = </text:span>(infantrytype) ;crew infantry</text:p>
      <text:p text:style-name="Text_20_body"><text:span text:style-name="Teletype">SurvivorDivisor</text:span><text:span text:style-name="T2"> = </text:span>(number) ;survivor divisor</text:p>
      <text:p text:style-name="Text_20_body"><text:span text:style-name="Teletype">AI.BaseDefenses</text:span><text:span text:style-name="T2"> = </text:span>(buildingtype list) ;list of base defense buildings</text:p>
      <text:p text:style-name="Text_20_body"><text:span text:style-name="Teletype">AI.BaseDefenseCounts</text:span><text:span text:style-name="T2"> = </text:span>(number list) ;the amount of each defense building</text:p>
      <text:p text:style-name="Text_20_body"><text:span text:style-name="Teletype">AI.PowerPlant</text:span><text:span text:style-name="T2"> = </text:span>(buildingtype) ;the power plant of this side</text:p>
      <text:p text:style-name="Text_20_body">NOT YET SUPPORTED: <text:span text:style-name="Teletype">LoadTextColor</text:span><text:span text:style-name="T2"> = </text:span>(colorscheme) ;the color to use on the loading screen</text:p>
      <text:p text:style-name="Text_20_body"><text:span text:style-name="Teletype">ParaDrop.Types</text:span><text:span text:style-name="T2"> = </text:span>(infantrytype/vehicletype list) ;default paradrop squad for tech airports - <text:soft-page-break/>ACCEPTS VEHICLES</text:p>
      <text:p text:style-name="Text_20_body"><text:span text:style-name="Teletype">ParaDrop.Num</text:span><text:span text:style-name="T2"> = </text:span>(number list) ;the amount of each paradropped units</text:p>
      <text:p text:style-name="Text_20_body"><text:span text:style-name="Teletype">Sidebar.MixFileIndex</text:span><text:span text:style-name="T2"> = </text:span>(number) ;the mix file number to use for the sidebar (ie 0 is Allied, 1 is Soviet etc)</text:p>
      <text:p text:style-name="Text_20_body"><text:span text:style-name="Teletype">Sidebar.YuriFileNames</text:span><text:span text:style-name="T2"> = </text:span>(yes/no) ;use yuri sidebar file names</text:p>
      <text:p text:style-name="Text_20_body">NOT YET SUPPORTED: <text:span text:style-name="Teletype">EVA.Tag</text:span><text:span text:style-name="T2"> = </text:span>(string) ;name of the ini tag to load in evamd.ini for this side</text:p>
      <text:h text:style-name="Heading_20_3" text:outline-level="3">Random Map Generator modifications</text:h>
      <text:p text:style-name="P2">Ares<text:span text:style-name="T2"> lets you create Random Maps using some new map styles – Archipelago and Desert, as well as restoring Bridge placement logic. Additionally, Random Map generation time has been reduced significantly.</text:span></text:p>
      <text:h text:style-name="P4" text:outline-level="3">New Keyboard Commands</text:h>
      <text:p text:style-name="P3">You can now hand over the control of your base to an AI, and observe how it works. Or you can use a strange single-stepping mode Westwood left in the game, which admittedly doesn't do much but mess everything up. Map designers are also not forgotten – they can now save the current map, complete with all the units and buildings on it, with a single keystroke, and edit it in FA2 later.</text:p>
      <text:h text:style-name="P4" text:outline-level="3">New Command Line Arguments</text:h>
      <text:p text:style-name="P3">Do you use the original CD to play the game? Don't you wish there was a way to play without it, so it can live longer safe in its jewel box? So do we, and now there is a way – simply use the <text:span text:style-name="Teletype">-CD</text:span> argument when launching the game, and make sure to copy all the CD content to the game folder.</text:p>
      <text:p text:style-name="P3">Tired of watching the EA intro video on every start of the game? You're hardly alone, and you'll be glad to know it's easily skippable now with <text:span text:style-name="Teletype">-NOLOGO</text:span> .</text:p>
      <text:p text:style-name="P3">Want to track down that pesky bug and wish there was a way to get more information out of the game? Use <text:span text:style-name="Teletype">-DEBUG</text:span> and your wish might just come true<text:note text:id="ftn1" text:note-class="footnote"><text:note-citation>1</text:note-citation><text:note-body><text:p text:style-name="Footnote"><text:span text:style-name="Footnote_20_Symbol">The log file produced is not always helpful, so we've modified the except.txt writing routine to provide even more information to us, and now you might be able to at least know what exact object caused your Internal Error, if not why.</text:span></text:p></text:note-body></text:note>.</text:p>
      <text:h text:style-name="Heading_20_3" text:outline-level="3">Bugfixes</text:h>
      <text:p text:style-name="Text_20_body">You probably have been bitten by some of the bugs in the game yourself, just like every other curious modder. Well, then you can believe us when we say the game looks worse on the inside. So of course we jumped at the chance to fix those problems whenever we found them. However, there's a massive amount of work still to be done, but already the game runs faster and more smoothly, in addition to being less prone to crashes. For example, plenty of you have tried to spawn an infantry via the <text:span text:style-name="Teletype">MakeInfantry</text:span><text:span text:style-name="T2"> = <text:s/></text:span>logic on a cell that's occupied. And no doubt you've noticed the resulting lag that grows worse by the minute until the game becomes literally unplayable. Well, no more! We fixed the underlying code to not leak memory forever, so you can use this logic with no worry about the lag ruining your game. That's just one of the multiple examples... </text:p>
      <text:h text:style-name="Heading_20_3" text:outline-level="3"><text:soft-page-break/>New, Improved and Restored Logics</text:h>
      <text:p text:style-name="Text_20_body">Of course, fixing bugs is nice and all, but adding new features – that's a lot more fun! And we sure are planning (and receiving ideas for) a lot of those, as you can probably imagine.</text:p>
      <text:h text:style-name="Heading_20_4" text:outline-level="4">Survivors</text:h>
      <text:p text:style-name="Text_20_body">Everybody who's played the original Red Alert remembers the tiny pilots parachuting down from a destroyed aircraft. It's no doubt one of the most often-desired features, right next to the Chrono Tank charging logic. Clearly it was just a question of time when those brave pilots were going to make an appearance, and the time is, wouldn't you know it, now!</text:p>
      <text:p text:style-name="Text_20_body">At the moment, they are spawned from any JumpJet VehicleType or AircraftType that has <text:span text:style-name="Teletype">Crewed = yes</text:span> with certain probabilities: An AircraftType shot down over clear ground always creates a pilot with 50% health and the exact same amount of experience as the plane had. A JumpJet VehicleType shot down over clear ground has a <text:span text:style-name="Teletype">[General]CrewEscape</text:span><text:span text:style-name="T2"> = </text:span><text:s/>chance of creating a rookie survivor with a random amount of health ranging from 5 HP to 50% . Neither one creates pilots if shot down over an occupied cell. This logic is still a work-in-progress, and will definitely be modified to unify the survivor variants.</text:p>
      <text:h text:style-name="Heading_20_4" text:outline-level="4">Custom Building Foundations</text:h>
      <text:p text:style-name="Text_20_body">Yep, you can finally recreate the old Red Alert Repair Depot foundation, along with any other shape you want.</text:p>
      <text:p text:style-name="Text_20_body">But it is recommended you use <text:span text:style-name="T1">pd</text:span><text:span text:style-name="T2">'s to-be-released FoundationMaker tool for this feature.</text:span></text:p>
      <text:h text:style-name="Heading_20_4" text:outline-level="4">Electromagnetic Pulse</text:h>
      <text:p text:style-name="Text_20_body">Oh yes, it's back too. Tiberian Sun is no longer the only universe with this nifty device.</text:p>
      <text:p text:style-name="Text_20_body">To use it, simply set <text:span text:style-name="Teletype">EMEffect = yes</text:span> and <text:span text:style-name="Teletype">EMP.Duration</text:span><text:span text:style-name="T2"> = </text:span>(in frames) on a warhead. Aircraft caught in it crash and burn, vehicles, buildings and <text:span text:style-name="Teletype">Cyborg = yes</text:span> infantry get frozen for the specified period of time.</text:p>
      <text:h text:style-name="Heading_20_4" text:outline-level="4">Customizable Ivan Bombs</text:h>
      <text:p text:style-name="Text_20_body">Predictably, any remotely interesting and unique feature in this game has a wealth of global settings and no personal ones, so you can't really have multiple variations of the same feature with their own controls. We hate that, don't you? So of course we set out to deglobalize those controls, and Ivan Bombs were our first target. Now you can have any amount of weapons producing any amount of sticky bomb types, whatever your fancy. And when you add the old and forgotten ability to detonate the bomb on command, you get a saboteur's dream.</text:p>
      <text:p text:style-name="Text_20_body">Once <text:span text:style-name="Teletype">IvanBomb = yes</text:span> is set on the Warhead, the weapon using it can customize the bomb with these:</text:p>
      <text:p text:style-name="Text_20_body">[Weapon]<text:span text:style-name="Teletype">IvanBomb.Warhead</text:span> = warhead_name</text:p>
      <text:p text:style-name="Text_20_body">[Weapon]<text:span text:style-name="Teletype">IvanBomb.Damage</text:span> = integer</text:p>
      <text:p text:style-name="Text_20_body">[Weapon]<text:span text:style-name="Teletype">IvanBomb.Delay</text:span> = integer</text:p>
      <text:p text:style-name="Text_20_body">Note: the following flags have not been tested yet.</text:p>
      <text:p text:style-name="Text_20_body"><text:soft-page-break/>[Weapon]<text:span text:style-name="Teletype">IvanBomb.AttachSound</text:span> = sound_name</text:p>
      <text:p text:style-name="Text_20_body">[Weapon]<text:span text:style-name="Teletype">IvanBomb.TickingSound</text:span> = sound_name</text:p>
      <text:p text:style-name="Text_20_body">[Weapon]<text:span text:style-name="Teletype">IvanBomb.FlickerRate</text:span> = integer ; bug: it seems there's an off-by-one error somewhere in the code, the last stage of a ticking bomb is invisible</text:p>
      <text:p text:style-name="Text_20_body">[Weapon]<text:span text:style-name="Teletype">IvanBomb.Detachable</text:span> = boolean ; can engineers remove it?</text:p>
      <text:p text:style-name="Text_20_body">[Weapon]<text:span text:style-name="Teletype">IvanBomb.Image</text:span> = filename.shp ; with the extension</text:p>
      <text:h text:style-name="Heading_20_4" text:outline-level="4">Customizable Radiation Beams</text:h>
      <text:p text:style-name="Text_20_body">Being limited to two rad-beam colors is annoying and counter-productive. Having full control over each beam's color is so much nicer, which is why we went ahead and did just that. As a freebie, the beam's amplitude and duration are now customizable as well.</text:p>
      <text:p text:style-name="Text_20_body">[Weapon]<text:span text:style-name="Teletype">Beam.Color</text:span> = (r,g,b)</text:p>
      <text:p text:style-name="Text_20_body">[Weapon]<text:span text:style-name="Teletype">Beam.Duration</text:span> = (frames) ; how long is the beam visible? default = 15</text:p>
      <text:p text:style-name="Text_20_body">[Weapon]<text:span text:style-name="Teletype">Beam.Amplitude</text:span> = (pixels?) ; the amplitude of the beam, defaults to 40.0</text:p>
      <text:h text:style-name="Heading_20_3" text:outline-level="3">New Wave effects</text:h>
      <text:p text:style-name="Text_20_body">An old effect from Tiberian Sun has been restored, yet we're not sure what is the right name for it! The jury is divided between calling it the old Laser beam and the old-style Disruptor wave. Play with it yourself and help us decide. For now, it's called Laser in the code, but that might change...</text:p>
      <text:p text:style-name="Text_20_body">[Weapon]<text:span text:style-name="Teletype">Wave.IsLaser</text:span><text:span text:style-name="T2"> = </text:span>(boolean)</text:p>
      <text:p text:style-name="Text_20_body">[Weapon]<text:span text:style-name="Teletype">Wave.Color</text:span><text:span text:style-name="T2"> = </text:span>(r,g,b)</text:p>
      <text:h text:style-name="Heading_20_3" text:outline-level="3">New SuperWeapons</text:h>
      <text:p text:style-name="Text_20_body">Of course, no improvement of the game is complete without new weapons of mass destruction. And you better believe we're packing some serious new toys in that department as well. For starters, we've reanimated yet another Red Alert feature – the Sonar Pulse. No more getting ambushed by pesky submarines!</text:p>
      <text:p text:style-name="Text_20_body">Certain SuperWeapons need precise aiming, and we've got that too – you can now define what the SW can be fired at, for example, an Area Heal can only be fired at friendly infantry. Or is “Remote C4”, placeable over your enemies' buildings only, more your style? Heck, you can even force the user into blind luck mode and only let the SW target shrouded areas if you want... </text:p>
      <text:p text:style-name="Text_20_body">(New SuperWeapons are not available/functional yet, their code is very fragile, so please don't use them.)</text:p>
      <text:h text:style-name="Heading_20_3" text:outline-level="3">Miscellaneous</text:h>
      <text:p text:style-name="Text_20_body">The startup screen now indicates that Ares is actually in use, and reminds you that it's a test version still.</text:p>
      <text:p text:style-name="Text_20_body">The except.txt crash report file writing routine has been modified to output more information relevant to modders and us when debugging them.</text:p>
      <text:h text:style-name="Heading_20_2" text:outline-level="2"><text:bookmark-start text:name="Credits"/>Credits<text:bookmark-end text:name="Credits"/></text:h>
      <text:h text:style-name="Heading_20_4" text:outline-level="4">"Know Your Heroes”</text:h>
      <text:p text:style-name="Text_20_body">Ares is being developed by:</text:p>
      <text:list text:style-name="L1">
        <text:list-item>
          <text:p text:style-name="P8"><text:span text:style-name="T1">pd</text:span>, the brain behind the project, and, of course, the author of the original <text:span text:style-name="T1">RockPatch</text:span></text:p>
        </text:list-item>
        <text:list-item>
          <text:p text:style-name="P9"><text:span text:style-name="T1">DCoder</text:span>, the crazy programmer guy with too many projects and too little free time</text:p>
        </text:list-item>
        <text:list-item>
          <text:p text:style-name="P9"><text:span text:style-name="T1">Electro</text:span>, the first contributor who can add functionality without needing to understand raw assembly code (another great <text:span text:style-name="T1">Ares</text:span> feature, you can contribute as soon as you know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3"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ejaVu Sans Condensed" svg:font-family="'DejaVu Sans Condensed'" style:font-adornments="Book"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Verdana" svg:font-family="Verdana" style:font-adornments="Bold Italic" style:font-family-generic="swiss" style:font-pitch="variable"/>
    <style:font-face style:name="Verdana1" svg:font-family="Verdana" style:font-adornments="Italic"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uto" fo:text-indent="0.499cm" style:auto-text-indent="false" style:page-number="auto"/>
      <style:text-properties style:font-name="Calibri"/>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class="text" style:master-page-name="" style:default-outline-level="1">
      <style:paragraph-properties fo:margin-top="9.999cm" fo:margin-bottom="9.999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Verdana1" fo:font-size="13pt" fo:font-style="italic" fo:font-weight="normal"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85%"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DejaVu Sans Condensed" fo:font-size="10pt"/>
    </style:style>
    <style:style style:name="Teletype" style:family="text">
      <style:text-properties style:font-name="Consolas"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res</text:span> documentation, page <text:page-number text:select-page="current">7</text:page-number> of <text:page-count>7</text:page-count></text:p>
        <text:p text:style-name="P1">Produced for revision 44</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09-04T18:40:49</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7" meta:paragraph-count="89" meta:word-count="1706" meta:character-count="10376"/>
  </office:meta>
</office:document-meta>
</file>